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2.9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anfragen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 table:style-name="Default" office:value-type="string" calcext:value-type="string">
            <text:p>gesamtzeit</text:p>
          </table:table-cell>
          <table:table-cell table:style-name="Default" office:value-type="string" calcext:value-type="string">
            <text:p>zeit pro anfrage</text:p>
          </table:table-cell>
          <table:table-cell office:value-type="string" calcext:value-type="string">
            <text:p>durchschnitt</text:p>
          </table:table-cell>
        </table:table-row>
        <table:table-row table:style-name="ro1">
          <table:table-cell office:value-type="string" calcext:value-type="string">
            <text:p>http3</text:p>
          </table:table-cell>
          <table:table-cell table:style-name="Default" table:number-columns-repeated="4"/>
          <table:table-cell table:formula="of:=SUM([.E3:.E6])/4" office:value-type="float" office:value="103650536.08875" calcext:value-type="float">
            <text:p>103650536.08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34520887" calcext:value-type="float">
            <text:p>10434520887</text:p>
          </table:table-cell>
          <table:table-cell office:value-type="float" office:value="11481692696" calcext:value-type="float">
            <text:p>11481692696</text:p>
          </table:table-cell>
          <table:table-cell table:formula="of:=[.$C3]-[.$B3]" office:value-type="float" office:value="1047171809" calcext:value-type="float">
            <text:p>1047171809</text:p>
          </table:table-cell>
          <table:table-cell table:formula="of:=[.$D3]/[.$A3]" office:value-type="float" office:value="104717180.9" calcext:value-type="float">
            <text:p>104,717,180.9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4991322681" calcext:value-type="float">
            <text:p>114991322681</text:p>
          </table:table-cell>
          <table:table-cell office:value-type="float" office:value="120140006626" calcext:value-type="float">
            <text:p>120140006626</text:p>
          </table:table-cell>
          <table:table-cell table:formula="of:=[.$C4]-[.$B4]" office:value-type="float" office:value="5148683945" calcext:value-type="float">
            <text:p>5148683945</text:p>
          </table:table-cell>
          <table:table-cell table:formula="of:=[.$D4]/[.$A4]" office:value-type="float" office:value="102973678.9" calcext:value-type="float">
            <text:p>102,973,678.9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355430" calcext:value-type="float">
            <text:p>94355430</text:p>
          </table:table-cell>
          <table:table-cell office:value-type="float" office:value="10434520887" calcext:value-type="float">
            <text:p>10434520887</text:p>
          </table:table-cell>
          <table:table-cell table:formula="of:=[.$C5]-[.$B5]" office:value-type="float" office:value="10340165457" calcext:value-type="float">
            <text:p>10340165457</text:p>
          </table:table-cell>
          <table:table-cell table:formula="of:=[.$D5]/[.$A5]" office:value-type="float" office:value="103401654.57" calcext:value-type="float">
            <text:p>103,401,654.5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481692696" calcext:value-type="float">
            <text:p>11481692696</text:p>
          </table:table-cell>
          <table:table-cell office:value-type="float" office:value="114991322681" calcext:value-type="float">
            <text:p>114991322681</text:p>
          </table:table-cell>
          <table:table-cell table:formula="of:=[.$C6]-[.$B6]" office:value-type="float" office:value="103509629985" calcext:value-type="float">
            <text:p>103509629985</text:p>
          </table:table-cell>
          <table:table-cell table:formula="of:=[.$D6]/[.$A6]" office:value-type="float" office:value="103509629.985" calcext:value-type="float">
            <text:p>103,509,629.99</text:p>
          </table:table-cell>
          <table:table-cell/>
        </table:table-row>
        <table:table-row table:style-name="ro1">
          <table:table-cell office:value-type="string" calcext:value-type="string">
            <text:p>http2</text:p>
          </table:table-cell>
          <table:table-cell table:number-columns-repeated="4"/>
          <table:table-cell table:formula="of:=SUM([.E8:.E10])/3" office:value-type="float" office:value="78753092.0733333" calcext:value-type="float">
            <text:p>78753092.07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86764513" calcext:value-type="float">
            <text:p>7986764513</text:p>
          </table:table-cell>
          <table:table-cell office:value-type="float" office:value="8779780468" calcext:value-type="float">
            <text:p>8779780468</text:p>
          </table:table-cell>
          <table:table-cell table:formula="of:=[.$C8]-[.$B8]" office:value-type="float" office:value="793015955" calcext:value-type="float">
            <text:p>793015955</text:p>
          </table:table-cell>
          <table:table-cell table:formula="of:=[.$D8]/[.$A8]" office:value-type="float" office:value="79301595.5" calcext:value-type="float">
            <text:p>79,301,595.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779780468" calcext:value-type="float">
            <text:p>8779780468</text:p>
          </table:table-cell>
          <table:table-cell office:value-type="float" office:value="12688902342" calcext:value-type="float">
            <text:p>12688902342</text:p>
          </table:table-cell>
          <table:table-cell table:formula="of:=[.$C9]-[.$B9]" office:value-type="float" office:value="3909121874" calcext:value-type="float">
            <text:p>3909121874</text:p>
          </table:table-cell>
          <table:table-cell table:formula="of:=[.$D9]/[.$A9]" office:value-type="float" office:value="78182437.48" calcext:value-type="float">
            <text:p>78,182,437.4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9240189" calcext:value-type="float">
            <text:p>109240189</text:p>
          </table:table-cell>
          <table:table-cell office:value-type="float" office:value="7986764513" calcext:value-type="float">
            <text:p>7986764513</text:p>
          </table:table-cell>
          <table:table-cell table:formula="of:=[.$C10]-[.$B10]" office:value-type="float" office:value="7877524324" calcext:value-type="float">
            <text:p>7877524324</text:p>
          </table:table-cell>
          <table:table-cell table:formula="of:=[.$D10]/[.$A10]" office:value-type="float" office:value="78775243.24" calcext:value-type="float">
            <text:p>78,775,243.24</text:p>
          </table:table-cell>
          <table:table-cell/>
        </table:table-row>
        <table:table-row table:style-name="ro1">
          <table:table-cell office:value-type="string" calcext:value-type="string">
            <text:p>http1</text:p>
          </table:table-cell>
          <table:table-cell table:number-columns-repeated="4"/>
          <table:table-cell table:formula="of:=SUM([.E12:.E14])/3" office:value-type="float" office:value="119501455.52" calcext:value-type="float">
            <text:p>119501455.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80149771" calcext:value-type="float">
            <text:p>18080149771</text:p>
          </table:table-cell>
          <table:table-cell office:value-type="float" office:value="19266512881" calcext:value-type="float">
            <text:p>19266512881</text:p>
          </table:table-cell>
          <table:table-cell table:formula="of:=[.$C12]-[.$B12]" office:value-type="float" office:value="1186363110" calcext:value-type="float">
            <text:p>1186363110</text:p>
          </table:table-cell>
          <table:table-cell table:formula="of:=[.$D12]/[.$A12]" office:value-type="float" office:value="118636311" calcext:value-type="float">
            <text:p>118,636,311.0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70843630" calcext:value-type="float">
            <text:p>12070843630</text:p>
          </table:table-cell>
          <table:table-cell office:value-type="float" office:value="18080149771" calcext:value-type="float">
            <text:p>18080149771</text:p>
          </table:table-cell>
          <table:table-cell table:formula="of:=[.$C13]-[.$B13]" office:value-type="float" office:value="6009306141" calcext:value-type="float">
            <text:p>6009306141</text:p>
          </table:table-cell>
          <table:table-cell table:formula="of:=[.$D13]/[.$A13]" office:value-type="float" office:value="120186122.82" calcext:value-type="float">
            <text:p>120,186,122.8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650356" calcext:value-type="float">
            <text:p>102650356</text:p>
          </table:table-cell>
          <table:table-cell office:value-type="float" office:value="12070843630" calcext:value-type="float">
            <text:p>12070843630</text:p>
          </table:table-cell>
          <table:table-cell table:formula="of:=[.$C14]-[.$B14]" office:value-type="float" office:value="11968193274" calcext:value-type="float">
            <text:p>11968193274</text:p>
          </table:table-cell>
          <table:table-cell table:formula="of:=[.$D14]/[.$A14]" office:value-type="float" office:value="119681932.74" calcext:value-type="float">
            <text:p>119,681,932.74</text:p>
          </table:table-cell>
          <table:table-cell/>
        </table:table-row>
        <table:table-row table:style-name="ro1">
          <table:table-cell office:value-type="string" calcext:value-type="string">
            <text:p>http2 push</text:p>
          </table:table-cell>
          <table:table-cell table:number-columns-repeated="4"/>
          <table:table-cell table:formula="of:=SUM([.E16:.E18])/3" office:value-type="float" office:value="90251309.3233333" calcext:value-type="float">
            <text:p>90251309.32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135816324" calcext:value-type="float">
            <text:p>14135816324</text:p>
          </table:table-cell>
          <table:table-cell office:value-type="float" office:value="15064273152" calcext:value-type="float">
            <text:p>15064273152</text:p>
          </table:table-cell>
          <table:table-cell table:formula="of:=[.$C16]-[.$B16]" office:value-type="float" office:value="928456828" calcext:value-type="float">
            <text:p>928456828</text:p>
          </table:table-cell>
          <table:table-cell table:formula="of:=[.$D16]/[.$A16]" office:value-type="float" office:value="92845682.8" calcext:value-type="float">
            <text:p>92,845,682.8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47307397" calcext:value-type="float">
            <text:p>9547307397</text:p>
          </table:table-cell>
          <table:table-cell office:value-type="float" office:value="14135816324" calcext:value-type="float">
            <text:p>14135816324</text:p>
          </table:table-cell>
          <table:table-cell table:formula="of:=[.$C17]-[.$B17]" office:value-type="float" office:value="4588508927" calcext:value-type="float">
            <text:p>4588508927</text:p>
          </table:table-cell>
          <table:table-cell table:formula="of:=[.$D17]/[.$A17]" office:value-type="float" office:value="91770178.54" calcext:value-type="float">
            <text:p>91,770,178.5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2577420" calcext:value-type="float">
            <text:p>932577420</text:p>
          </table:table-cell>
          <table:table-cell office:value-type="float" office:value="9546384083" calcext:value-type="float">
            <text:p>9546384083</text:p>
          </table:table-cell>
          <table:table-cell table:formula="of:=[.$C18]-[.$B18]" office:value-type="float" office:value="8613806663" calcext:value-type="float">
            <text:p>8613806663</text:p>
          </table:table-cell>
          <table:table-cell table:formula="of:=[.$D18]/[.$A18]" office:value-type="float" office:value="86138066.63" calcext:value-type="float">
            <text:p>86,138,066.63</text:p>
          </table:table-cell>
          <table:table-cell/>
        </table:table-row>
        <table:table-row table:style-name="ro1">
          <table:table-cell office:value-type="string" calcext:value-type="string">
            <text:p>http1 4mbit</text:p>
          </table:table-cell>
          <table:table-cell table:number-columns-repeated="4"/>
          <table:table-cell table:formula="of:=SUM([.E20:.E22])/3" office:value-type="float" office:value="122821219.006667" calcext:value-type="float">
            <text:p>122821219.00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50951275" calcext:value-type="float">
            <text:p>1550951275</text:p>
          </table:table-cell>
          <table:table-cell office:value-type="float" office:value="2803878292" calcext:value-type="float">
            <text:p>2803878292</text:p>
          </table:table-cell>
          <table:table-cell table:formula="of:=[.$C20]-[.$B20]" office:value-type="float" office:value="1252927017" calcext:value-type="float">
            <text:p>1252927017</text:p>
          </table:table-cell>
          <table:table-cell table:formula="of:=[.$D20]/[.$A20]" office:value-type="float" office:value="125292701.7" calcext:value-type="float">
            <text:p>125,292,701.7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03878292" calcext:value-type="float">
            <text:p>2803878292</text:p>
          </table:table-cell>
          <table:table-cell office:value-type="float" office:value="8900238697" calcext:value-type="float">
            <text:p>8900238697</text:p>
          </table:table-cell>
          <table:table-cell table:formula="of:=[.$C21]-[.$B21]" office:value-type="float" office:value="6096360405" calcext:value-type="float">
            <text:p>6096360405</text:p>
          </table:table-cell>
          <table:table-cell table:formula="of:=[.$D21]/[.$A21]" office:value-type="float" office:value="121927208.1" calcext:value-type="float">
            <text:p>121,927,208.1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900238697" calcext:value-type="float">
            <text:p>8900238697</text:p>
          </table:table-cell>
          <table:table-cell office:value-type="float" office:value="21024613419" calcext:value-type="float">
            <text:p>21024613419</text:p>
          </table:table-cell>
          <table:table-cell table:formula="of:=[.$C22]-[.$B22]" office:value-type="float" office:value="12124374722" calcext:value-type="float">
            <text:p>12124374722</text:p>
          </table:table-cell>
          <table:table-cell table:formula="of:=[.$D22]/[.$A22]" office:value-type="float" office:value="121243747.22" calcext:value-type="float">
            <text:p>121,243,747.22</text:p>
          </table:table-cell>
          <table:table-cell/>
        </table:table-row>
        <table:table-row table:style-name="ro1">
          <table:table-cell office:value-type="string" calcext:value-type="string">
            <text:p>http2 4mbit</text:p>
          </table:table-cell>
          <table:table-cell table:number-columns-repeated="4"/>
          <table:table-cell table:formula="of:=SUM([.E24:.E26])/3" office:value-type="float" office:value="81731561.2333333" calcext:value-type="float">
            <text:p>81731561.2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9831590" calcext:value-type="float">
            <text:p>999831590</text:p>
          </table:table-cell>
          <table:table-cell office:value-type="float" office:value="1801495724" calcext:value-type="float">
            <text:p>1801495724</text:p>
          </table:table-cell>
          <table:table-cell table:formula="of:=[.$C24]-[.$B24]" office:value-type="float" office:value="801664134" calcext:value-type="float">
            <text:p>801664134</text:p>
          </table:table-cell>
          <table:table-cell table:formula="of:=[.$D24]/[.$A24]" office:value-type="float" office:value="80166413.4" calcext:value-type="float">
            <text:p>80,166,413.4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01495724" calcext:value-type="float">
            <text:p>1801495724</text:p>
          </table:table-cell>
          <table:table-cell office:value-type="float" office:value="5947945339" calcext:value-type="float">
            <text:p>5947945339</text:p>
          </table:table-cell>
          <table:table-cell table:formula="of:=[.$C25]-[.$B25]" office:value-type="float" office:value="4146449615" calcext:value-type="float">
            <text:p>4146449615</text:p>
          </table:table-cell>
          <table:table-cell table:formula="of:=[.$D25]/[.$A25]" office:value-type="float" office:value="82928992.3" calcext:value-type="float">
            <text:p>82,928,992.3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47945339" calcext:value-type="float">
            <text:p>5947945339</text:p>
          </table:table-cell>
          <table:table-cell office:value-type="float" office:value="14157873139" calcext:value-type="float">
            <text:p>14157873139</text:p>
          </table:table-cell>
          <table:table-cell table:formula="of:=[.$C26]-[.$B26]" office:value-type="float" office:value="8209927800" calcext:value-type="float">
            <text:p>8209927800</text:p>
          </table:table-cell>
          <table:table-cell table:formula="of:=[.$D26]/[.$A26]" office:value-type="float" office:value="82099278" calcext:value-type="float">
            <text:p>82,099,278.00</text:p>
          </table:table-cell>
          <table:table-cell/>
        </table:table-row>
        <table:table-row table:style-name="ro1">
          <table:table-cell office:value-type="string" calcext:value-type="string">
            <text:p>http3 4mbit</text:p>
          </table:table-cell>
          <table:table-cell table:number-columns-repeated="4"/>
          <table:table-cell table:formula="of:=SUM([.E28:.E30])/3" office:value-type="float" office:value="672273755.216667" calcext:value-type="float">
            <text:p>672273755.21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29736504" calcext:value-type="float">
            <text:p>9329736504</text:p>
          </table:table-cell>
          <table:table-cell office:value-type="float" office:value="16106889930" calcext:value-type="float">
            <text:p>16106889930</text:p>
          </table:table-cell>
          <table:table-cell table:formula="of:=[.$C28]-[.$B28]" office:value-type="float" office:value="6777153426" calcext:value-type="float">
            <text:p>6777153426</text:p>
          </table:table-cell>
          <table:table-cell table:formula="of:=[.$D28]/[.$A28]" office:value-type="float" office:value="677715342.6" calcext:value-type="float">
            <text:p>677,715,342.6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106889930" calcext:value-type="float">
            <text:p>16106889930</text:p>
          </table:table-cell>
          <table:table-cell office:value-type="float" office:value="49577437273" calcext:value-type="float">
            <text:p>49577437273</text:p>
          </table:table-cell>
          <table:table-cell table:formula="of:=[.$C29]-[.$B29]" office:value-type="float" office:value="33470547343" calcext:value-type="float">
            <text:p>33470547343</text:p>
          </table:table-cell>
          <table:table-cell table:formula="of:=[.$D29]/[.$A29]" office:value-type="float" office:value="669410946.86" calcext:value-type="float">
            <text:p>669,410,946.8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577437273" calcext:value-type="float">
            <text:p>49577437273</text:p>
          </table:table-cell>
          <table:table-cell office:value-type="float" office:value="116546934892" calcext:value-type="float">
            <text:p>116546934892</text:p>
          </table:table-cell>
          <table:table-cell table:formula="of:=[.$C30]-[.$B30]" office:value-type="float" office:value="66969497619" calcext:value-type="float">
            <text:p>66969497619</text:p>
          </table:table-cell>
          <table:table-cell table:formula="of:=[.$D30]/[.$A30]" office:value-type="float" office:value="669694976.19" calcext:value-type="float">
            <text:p>669,694,976.19</text:p>
          </table:table-cell>
          <table:table-cell/>
        </table:table-row>
        <table:table-row table:style-name="ro1">
          <table:table-cell office:value-type="string" calcext:value-type="string">
            <text:p>Http1 5%loss</text:p>
          </table:table-cell>
          <table:table-cell table:number-columns-repeated="4"/>
          <table:table-cell table:formula="of:=SUM([.E32:.E34])/3" office:value-type="float" office:value="108011661.133333" calcext:value-type="float">
            <text:p>108011661.1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63998299" calcext:value-type="float">
            <text:p>1263998299</text:p>
          </table:table-cell>
          <table:table-cell office:value-type="float" office:value="2382874455" calcext:value-type="float">
            <text:p>2382874455</text:p>
          </table:table-cell>
          <table:table-cell table:formula="of:=[.$C32]-[.$B32]" office:value-type="float" office:value="1118876156" calcext:value-type="float">
            <text:p>1118876156</text:p>
          </table:table-cell>
          <table:table-cell table:formula="of:=[.$D32]/[.$A32]" office:value-type="float" office:value="111887615.6" calcext:value-type="float">
            <text:p>111,887,615.6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82874455" calcext:value-type="float">
            <text:p>2382874455</text:p>
          </table:table-cell>
          <table:table-cell office:value-type="float" office:value="7723470227" calcext:value-type="float">
            <text:p>7723470227</text:p>
          </table:table-cell>
          <table:table-cell table:formula="of:=[.$C33]-[.$B33]" office:value-type="float" office:value="5340595772" calcext:value-type="float">
            <text:p>5340595772</text:p>
          </table:table-cell>
          <table:table-cell table:formula="of:=[.$D33]/[.$A33]" office:value-type="float" office:value="106811915.44" calcext:value-type="float">
            <text:p>106,811,915.4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723470227" calcext:value-type="float">
            <text:p>7723470227</text:p>
          </table:table-cell>
          <table:table-cell office:value-type="float" office:value="18257015463" calcext:value-type="float">
            <text:p>18257015463</text:p>
          </table:table-cell>
          <table:table-cell table:formula="of:=[.$C34]-[.$B34]" office:value-type="float" office:value="10533545236" calcext:value-type="float">
            <text:p>10533545236</text:p>
          </table:table-cell>
          <table:table-cell table:formula="of:=[.$D34]/[.$A34]" office:value-type="float" office:value="105335452.36" calcext:value-type="float">
            <text:p>105,335,452.36</text:p>
          </table:table-cell>
          <table:table-cell/>
        </table:table-row>
        <table:table-row table:style-name="ro1">
          <table:table-cell office:value-type="string" calcext:value-type="string">
            <text:p>Http1 10%loss</text:p>
          </table:table-cell>
          <table:table-cell table:number-columns-repeated="4"/>
          <table:table-cell table:formula="of:=SUM([.E36:.E38])/3" office:value-type="float" office:value="108011526.323333" calcext:value-type="float">
            <text:p>108011526.32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3927094" calcext:value-type="float">
            <text:p>1153927094</text:p>
          </table:table-cell>
          <table:table-cell office:value-type="float" office:value="2262955562" calcext:value-type="float">
            <text:p>2262955562</text:p>
          </table:table-cell>
          <table:table-cell table:formula="of:=[.$C36]-[.$B36]" office:value-type="float" office:value="1109028468" calcext:value-type="float">
            <text:p>1109028468</text:p>
          </table:table-cell>
          <table:table-cell table:formula="of:=[.$D36]/[.$A36]" office:value-type="float" office:value="110902846.8" calcext:value-type="float">
            <text:p>110,902,846.8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62955562" calcext:value-type="float">
            <text:p>2262955562</text:p>
          </table:table-cell>
          <table:table-cell office:value-type="float" office:value="7558532015" calcext:value-type="float">
            <text:p>7558532015</text:p>
          </table:table-cell>
          <table:table-cell table:formula="of:=[.$C37]-[.$B37]" office:value-type="float" office:value="5295576453" calcext:value-type="float">
            <text:p>5295576453</text:p>
          </table:table-cell>
          <table:table-cell table:formula="of:=[.$D37]/[.$A37]" office:value-type="float" office:value="105911529.06" calcext:value-type="float">
            <text:p>105,911,529.0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558532015" calcext:value-type="float">
            <text:p>7558532015</text:p>
          </table:table-cell>
          <table:table-cell office:value-type="float" office:value="18280552326" calcext:value-type="float">
            <text:p>18280552326</text:p>
          </table:table-cell>
          <table:table-cell table:formula="of:=[.$C38]-[.$B38]" office:value-type="float" office:value="10722020311" calcext:value-type="float">
            <text:p>10722020311</text:p>
          </table:table-cell>
          <table:table-cell table:formula="of:=[.$D38]/[.$A38]" office:value-type="float" office:value="107220203.11" calcext:value-type="float">
            <text:p>107,220,203.11</text:p>
          </table:table-cell>
          <table:table-cell/>
        </table:table-row>
        <table:table-row table:style-name="ro1">
          <table:table-cell office:value-type="string" calcext:value-type="string">
            <text:p>Http2 5%loss</text:p>
          </table:table-cell>
          <table:table-cell table:number-columns-repeated="4"/>
          <table:table-cell table:formula="of:=SUM([.E40:.E42])/3" office:value-type="float" office:value="75019241.7033333" calcext:value-type="float">
            <text:p>75019241.70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3518514" calcext:value-type="float">
            <text:p>1023518514</text:p>
          </table:table-cell>
          <table:table-cell office:value-type="float" office:value="1746119792" calcext:value-type="float">
            <text:p>1746119792</text:p>
          </table:table-cell>
          <table:table-cell table:formula="of:=[.$C40]-[.$B40]" office:value-type="float" office:value="722601278" calcext:value-type="float">
            <text:p>722601278</text:p>
          </table:table-cell>
          <table:table-cell table:formula="of:=[.$D40]/[.$A40]" office:value-type="float" office:value="72260127.8" calcext:value-type="float">
            <text:p>72,260,127.8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46119792" calcext:value-type="float">
            <text:p>1746119792</text:p>
          </table:table-cell>
          <table:table-cell office:value-type="float" office:value="5584856207" calcext:value-type="float">
            <text:p>5584856207</text:p>
          </table:table-cell>
          <table:table-cell table:formula="of:=[.$C41]-[.$B41]" office:value-type="float" office:value="3838736415" calcext:value-type="float">
            <text:p>3838736415</text:p>
          </table:table-cell>
          <table:table-cell table:formula="of:=[.$D41]/[.$A41]" office:value-type="float" office:value="76774728.3" calcext:value-type="float">
            <text:p>76,774,728.3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84856207" calcext:value-type="float">
            <text:p>5584856207</text:p>
          </table:table-cell>
          <table:table-cell office:value-type="float" office:value="13187143108" calcext:value-type="float">
            <text:p>13187143108</text:p>
          </table:table-cell>
          <table:table-cell table:formula="of:=[.$C42]-[.$B42]" office:value-type="float" office:value="7602286901" calcext:value-type="float">
            <text:p>7602286901</text:p>
          </table:table-cell>
          <table:table-cell table:formula="of:=[.$D42]/[.$A42]" office:value-type="float" office:value="76022869.01" calcext:value-type="float">
            <text:p>76,022,869.01</text:p>
          </table:table-cell>
          <table:table-cell/>
        </table:table-row>
        <table:table-row table:style-name="ro1">
          <table:table-cell office:value-type="string" calcext:value-type="string">
            <text:p>Http2 10%loss</text:p>
          </table:table-cell>
          <table:table-cell table:number-columns-repeated="4"/>
          <table:table-cell table:formula="of:=SUM([.E44:.E46])/3" office:value-type="float" office:value="76675786.4966667" calcext:value-type="float">
            <text:p>76675786.49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3584463" calcext:value-type="float">
            <text:p>1043584463</text:p>
          </table:table-cell>
          <table:table-cell office:value-type="float" office:value="1816109748" calcext:value-type="float">
            <text:p>1816109748</text:p>
          </table:table-cell>
          <table:table-cell table:formula="of:=[.$C44]-[.$B44]" office:value-type="float" office:value="772525285" calcext:value-type="float">
            <text:p>772525285</text:p>
          </table:table-cell>
          <table:table-cell table:formula="of:=[.$D44]/[.$A44]" office:value-type="float" office:value="77252528.5" calcext:value-type="float">
            <text:p>77,252,528.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16109748" calcext:value-type="float">
            <text:p>1816109748</text:p>
          </table:table-cell>
          <table:table-cell office:value-type="float" office:value="5665338962" calcext:value-type="float">
            <text:p>5665338962</text:p>
          </table:table-cell>
          <table:table-cell table:formula="of:=[.$C45]-[.$B45]" office:value-type="float" office:value="3849229214" calcext:value-type="float">
            <text:p>3849229214</text:p>
          </table:table-cell>
          <table:table-cell table:formula="of:=[.$D45]/[.$A45]" office:value-type="float" office:value="76984584.28" calcext:value-type="float">
            <text:p>76,984,584.2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665338962" calcext:value-type="float">
            <text:p>5665338962</text:p>
          </table:table-cell>
          <table:table-cell office:value-type="float" office:value="13244363633" calcext:value-type="float">
            <text:p>13244363633</text:p>
          </table:table-cell>
          <table:table-cell table:formula="of:=[.$C46]-[.$B46]" office:value-type="float" office:value="7579024671" calcext:value-type="float">
            <text:p>7579024671</text:p>
          </table:table-cell>
          <table:table-cell table:formula="of:=[.$D46]/[.$A46]" office:value-type="float" office:value="75790246.71" calcext:value-type="float">
            <text:p>75,790,246.71</text:p>
          </table:table-cell>
          <table:table-cell/>
        </table:table-row>
        <table:table-row table:style-name="ro1">
          <table:table-cell office:value-type="string" calcext:value-type="string">
            <text:p>Http3 5%loss</text:p>
          </table:table-cell>
          <table:table-cell table:number-columns-repeated="4"/>
          <table:table-cell table:formula="of:=SUM([.E48:.E50])/3" office:value-type="float" office:value="201556408.643333" calcext:value-type="float">
            <text:p>201556408.64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20812866" calcext:value-type="float">
            <text:p>3720812866</text:p>
          </table:table-cell>
          <table:table-cell office:value-type="float" office:value="5805790159" calcext:value-type="float">
            <text:p>5805790159</text:p>
          </table:table-cell>
          <table:table-cell table:formula="of:=[.$C48]-[.$B48]" office:value-type="float" office:value="2084977293" calcext:value-type="float">
            <text:p>2084977293</text:p>
          </table:table-cell>
          <table:table-cell table:formula="of:=[.$D48]/[.$A48]" office:value-type="float" office:value="208497729.3" calcext:value-type="float">
            <text:p>208,497,729.3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805790159" calcext:value-type="float">
            <text:p>5805790159</text:p>
          </table:table-cell>
          <table:table-cell office:value-type="float" office:value="15755055451" calcext:value-type="float">
            <text:p>15755055451</text:p>
          </table:table-cell>
          <table:table-cell table:formula="of:=[.$C49]-[.$B49]" office:value-type="float" office:value="9949265292" calcext:value-type="float">
            <text:p>9949265292</text:p>
          </table:table-cell>
          <table:table-cell table:formula="of:=[.$D49]/[.$A49]" office:value-type="float" office:value="198985305.84" calcext:value-type="float">
            <text:p>198,985,305.8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755055451" calcext:value-type="float">
            <text:p>15755055451</text:p>
          </table:table-cell>
          <table:table-cell office:value-type="float" office:value="35473674530" calcext:value-type="float">
            <text:p>35473674530</text:p>
          </table:table-cell>
          <table:table-cell table:formula="of:=[.$C50]-[.$B50]" office:value-type="float" office:value="19718619079" calcext:value-type="float">
            <text:p>19718619079</text:p>
          </table:table-cell>
          <table:table-cell table:formula="of:=[.$D50]/[.$A50]" office:value-type="float" office:value="197186190.79" calcext:value-type="float">
            <text:p>197,186,190.79</text:p>
          </table:table-cell>
          <table:table-cell/>
        </table:table-row>
        <table:table-row table:style-name="ro1">
          <table:table-cell office:value-type="string" calcext:value-type="string">
            <text:p>Http3 10%loss</text:p>
          </table:table-cell>
          <table:table-cell table:number-columns-repeated="4"/>
          <table:table-cell table:formula="of:=SUM([.E52:.E54])/3" office:value-type="float" office:value="225417463.296667" calcext:value-type="float">
            <text:p>225417463.29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81612399" calcext:value-type="float">
            <text:p>2381612399</text:p>
          </table:table-cell>
          <table:table-cell office:value-type="float" office:value="4626244275" calcext:value-type="float">
            <text:p>4626244275</text:p>
          </table:table-cell>
          <table:table-cell table:formula="of:=[.$C52]-[.$B52]" office:value-type="float" office:value="2244631876" calcext:value-type="float">
            <text:p>2244631876</text:p>
          </table:table-cell>
          <table:table-cell table:formula="of:=[.$D52]/[.$A52]" office:value-type="float" office:value="224463187.6" calcext:value-type="float">
            <text:p>224,463,187.6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26244275" calcext:value-type="float">
            <text:p>4626244275</text:p>
          </table:table-cell>
          <table:table-cell office:value-type="float" office:value="15543284726" calcext:value-type="float">
            <text:p>15543284726</text:p>
          </table:table-cell>
          <table:table-cell table:formula="of:=[.$C53]-[.$B53]" office:value-type="float" office:value="10917040451" calcext:value-type="float">
            <text:p>10917040451</text:p>
          </table:table-cell>
          <table:table-cell table:formula="of:=[.$D53]/[.$A53]" office:value-type="float" office:value="218340809.02" calcext:value-type="float">
            <text:p>218,340,809.0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543284726" calcext:value-type="float">
            <text:p>15543284726</text:p>
          </table:table-cell>
          <table:table-cell office:value-type="float" office:value="38888124053" calcext:value-type="float">
            <text:p>38888124053</text:p>
          </table:table-cell>
          <table:table-cell table:formula="of:=[.$C54]-[.$B54]" office:value-type="float" office:value="23344839327" calcext:value-type="float">
            <text:p>23344839327</text:p>
          </table:table-cell>
          <table:table-cell table:formula="of:=[.$D54]/[.$A54]" office:value-type="float" office:value="233448393.27" calcext:value-type="float">
            <text:p>233,448,393.2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16:14:38.0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1T11:03:02.361000000</meta:creation-date>
    <dc:date>2020-09-07T16:57:56.433000000</dc:date>
    <meta:editing-duration>PT24M10S</meta:editing-duration>
    <meta:editing-cycles>6</meta:editing-cycles>
    <meta:generator>LibreOffice/7.0.1.2$Windows_X86_64 LibreOffice_project/7cbcfc562f6eb6708b5ff7d7397325de9e764452</meta:generator>
    <meta:document-statistic meta:table-count="1" meta:cell-count="232" meta:object-count="0"/>
  </office:meta>
</office:document-meta>
</file>